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top="0cm" fo:margin-bottom="0cm" style:contextual-spacing="false" fo:text-align="start" style:justify-single-word="false"/>
      <style:text-properties officeooo:paragraph-rsid="000526b6"/>
    </style:style>
    <style:style style:name="P2" style:family="paragraph" style:parent-style-name="Standard">
      <style:paragraph-properties fo:margin-top="0cm" fo:margin-bottom="0cm" style:contextual-spacing="false" fo:text-align="start" style:justify-single-word="false"/>
      <style:text-properties officeooo:paragraph-rsid="000cacdc"/>
    </style:style>
    <style:style style:name="P3" style:family="paragraph" style:parent-style-name="Standard">
      <style:paragraph-properties fo:text-align="start" style:justify-single-word="false"/>
      <style:text-properties style:font-name="Liberation Serif" fo:font-size="12pt" officeooo:paragraph-rsid="00036510" style:font-size-asian="12pt" style:font-size-complex="12pt"/>
    </style:style>
    <style:style style:name="P4" style:family="paragraph" style:parent-style-name="Standard">
      <style:paragraph-properties fo:margin-top="0cm" fo:margin-bottom="0cm" style:contextual-spacing="false" fo:text-align="start" style:justify-single-word="false"/>
      <style:text-properties style:font-name="Liberation Serif" fo:font-size="12pt" officeooo:paragraph-rsid="00036510" style:font-size-asian="12pt" style:font-size-complex="12pt"/>
    </style:style>
    <style:style style:name="P5" style:family="paragraph" style:parent-style-name="Standard">
      <style:paragraph-properties fo:margin-top="0cm" fo:margin-bottom="0cm" style:contextual-spacing="false" fo:text-align="start" style:justify-single-word="false"/>
      <style:text-properties style:font-name="Liberation Serif" fo:font-size="12pt" officeooo:paragraph-rsid="0007d34f" style:font-size-asian="12pt" style:font-size-complex="12pt"/>
    </style:style>
    <style:style style:name="P6" style:family="paragraph" style:parent-style-name="Standard">
      <style:paragraph-properties fo:margin-top="0cm" fo:margin-bottom="0cm" style:contextual-spacing="false" fo:text-align="start" style:justify-single-word="false"/>
      <style:text-properties style:font-name="Liberation Serif" fo:font-size="12pt" officeooo:rsid="00064969" officeooo:paragraph-rsid="00036510" style:font-size-asian="12pt" style:font-size-complex="12pt"/>
    </style:style>
    <style:style style:name="P7" style:family="paragraph" style:parent-style-name="Text_20_body">
      <style:paragraph-properties fo:line-height="100%" fo:text-align="start" style:justify-single-word="false"/>
      <style:text-properties style:font-name="Liberation Serif" fo:font-size="12pt" fo:font-weight="bold" officeooo:rsid="00064969" officeooo:paragraph-rsid="000983e9" style:font-size-asian="12pt" style:font-weight-asian="bold" style:font-size-complex="12pt" style:font-weight-complex="bold"/>
    </style:style>
    <style:style style:name="P8" style:family="paragraph" style:parent-style-name="Standard">
      <style:paragraph-properties fo:text-align="start" style:justify-single-word="false"/>
      <style:text-properties style:font-name="Liberation Serif" fo:font-size="14pt" fo:font-weight="bold" officeooo:rsid="00064969" officeooo:paragraph-rsid="00064969" style:font-size-asian="14pt" style:font-weight-asian="bold" style:font-size-complex="14pt" style:font-weight-complex="bold"/>
    </style:style>
    <style:style style:name="P9" style:family="paragraph" style:parent-style-name="Text_20_body">
      <style:paragraph-properties fo:line-height="100%"/>
      <style:text-properties officeooo:paragraph-rsid="0002d7c8"/>
    </style:style>
    <style:style style:name="P10" style:family="paragraph" style:parent-style-name="Text_20_body">
      <style:paragraph-properties fo:line-height="100%"/>
      <style:text-properties officeooo:paragraph-rsid="000983e9"/>
    </style:style>
    <style:style style:name="P11" style:family="paragraph" style:parent-style-name="Text_20_body">
      <style:paragraph-properties fo:line-height="100%"/>
      <style:text-properties officeooo:paragraph-rsid="000ecc9f"/>
    </style:style>
    <style:style style:name="P12" style:family="paragraph" style:parent-style-name="Text_20_body">
      <style:paragraph-properties fo:line-height="100%"/>
      <style:text-properties officeooo:paragraph-rsid="000fbe35"/>
    </style:style>
    <style:style style:name="P13" style:family="paragraph" style:parent-style-name="Text_20_body">
      <style:paragraph-properties fo:line-height="100%"/>
      <style:text-properties officeooo:paragraph-rsid="0010eadd"/>
    </style:style>
    <style:style style:name="P14" style:family="paragraph" style:parent-style-name="Text_20_body">
      <style:text-properties officeooo:paragraph-rsid="00064969"/>
    </style:style>
    <style:style style:name="P15" style:family="paragraph" style:parent-style-name="Text_20_body">
      <style:text-properties officeooo:paragraph-rsid="000983e9"/>
    </style:style>
    <style:style style:name="P16" style:family="paragraph" style:parent-style-name="Text_20_body">
      <style:text-properties officeooo:paragraph-rsid="0019bc97"/>
    </style:style>
    <style:style style:name="P17" style:family="paragraph" style:parent-style-name="Text_20_body">
      <style:text-properties officeooo:paragraph-rsid="00149bf4"/>
    </style:style>
    <style:style style:name="P18" style:family="paragraph" style:parent-style-name="Text_20_body">
      <style:paragraph-properties fo:line-height="100%"/>
      <style:text-properties officeooo:rsid="000b091c" officeooo:paragraph-rsid="0002d7c8"/>
    </style:style>
    <style:style style:name="P19" style:family="paragraph" style:parent-style-name="Text_20_body">
      <style:paragraph-properties fo:line-height="100%"/>
      <style:text-properties officeooo:rsid="000b091c" officeooo:paragraph-rsid="000b091c"/>
    </style:style>
    <style:style style:name="P20" style:family="paragraph" style:parent-style-name="Text_20_body">
      <style:paragraph-properties fo:line-height="100%"/>
      <style:text-properties officeooo:rsid="000b091c" officeooo:paragraph-rsid="000fbe35"/>
    </style:style>
    <style:style style:name="P21" style:family="paragraph" style:parent-style-name="Text_20_body">
      <style:paragraph-properties fo:margin-top="0cm" fo:margin-bottom="0cm" style:contextual-spacing="false" fo:line-height="100%"/>
      <style:text-properties officeooo:rsid="000b091c" officeooo:paragraph-rsid="00149bf4"/>
    </style:style>
    <style:style style:name="P22" style:family="paragraph" style:parent-style-name="Text_20_body">
      <style:paragraph-properties fo:line-height="100%"/>
      <style:text-properties officeooo:rsid="000b091c" officeooo:paragraph-rsid="0010eadd"/>
    </style:style>
    <style:style style:name="P23" style:family="paragraph" style:parent-style-name="Text_20_body">
      <style:paragraph-properties fo:line-height="100%"/>
      <style:text-properties fo:font-size="12pt" fo:font-weight="bold" officeooo:paragraph-rsid="000983e9" style:font-size-asian="10.5pt" style:font-weight-asian="bold" style:font-size-complex="12pt" style:font-weight-complex="bold"/>
    </style:style>
    <style:style style:name="P24" style:family="paragraph" style:parent-style-name="Text_20_body">
      <style:paragraph-properties fo:line-height="100%"/>
      <style:text-properties fo:font-size="12pt" fo:font-weight="normal" officeooo:rsid="000cb39a" officeooo:paragraph-rsid="000cb39a" style:font-size-asian="10.5pt" style:font-weight-asian="normal" style:font-size-complex="12pt" style:font-weight-complex="normal"/>
    </style:style>
    <style:style style:name="P25" style:family="paragraph" style:parent-style-name="Text_20_body">
      <style:paragraph-properties fo:line-height="100%"/>
      <style:text-properties fo:font-size="12pt" fo:font-weight="normal" officeooo:rsid="000e9211" officeooo:paragraph-rsid="000e9211" style:font-size-asian="10.5pt" style:font-weight-asian="normal" style:font-size-complex="12pt" style:font-weight-complex="normal"/>
    </style:style>
    <style:style style:name="P26" style:family="paragraph" style:parent-style-name="Text_20_body">
      <style:paragraph-properties fo:line-height="100%"/>
      <style:text-properties fo:font-size="12pt" fo:font-weight="normal" officeooo:rsid="000ecc9f" officeooo:paragraph-rsid="000ecc9f" style:font-size-asian="10.5pt" style:font-weight-asian="normal" style:font-size-complex="12pt" style:font-weight-complex="normal"/>
    </style:style>
    <style:style style:name="P27" style:family="paragraph" style:parent-style-name="Text_20_body">
      <style:paragraph-properties fo:line-height="100%"/>
      <style:text-properties fo:font-weight="bold" officeooo:paragraph-rsid="000983e9" style:font-weight-asian="bold" style:font-weight-complex="bold"/>
    </style:style>
    <style:style style:name="P28" style:family="paragraph" style:parent-style-name="Text_20_body">
      <style:paragraph-properties fo:line-height="100%"/>
      <style:text-properties fo:font-weight="bold" officeooo:paragraph-rsid="000ecc9f" style:font-weight-asian="bold" style:font-weight-complex="bold"/>
    </style:style>
    <style:style style:name="P29" style:family="paragraph" style:parent-style-name="Text_20_body">
      <style:paragraph-properties fo:line-height="100%"/>
      <style:text-properties fo:font-weight="bold" officeooo:paragraph-rsid="000fbe35" style:font-weight-asian="bold" style:font-weight-complex="bold"/>
    </style:style>
    <style:style style:name="P30" style:family="paragraph" style:parent-style-name="Text_20_body">
      <style:paragraph-properties fo:line-height="100%"/>
      <style:text-properties fo:font-weight="bold" officeooo:rsid="000b091c" officeooo:paragraph-rsid="000fbe35" style:font-weight-asian="bold" style:font-weight-complex="bold"/>
    </style:style>
    <style:style style:name="P31" style:family="paragraph" style:parent-style-name="Text_20_body">
      <style:paragraph-properties fo:line-height="100%"/>
      <style:text-properties fo:font-size="14pt" fo:font-weight="bold" officeooo:paragraph-rsid="000983e9" style:font-size-asian="14pt" style:font-weight-asian="bold" style:font-size-complex="14pt" style:font-weight-complex="bold"/>
    </style:style>
    <style:style style:name="P32" style:family="paragraph" style:parent-style-name="Text_20_body">
      <style:paragraph-properties fo:line-height="100%"/>
      <style:text-properties fo:font-size="14pt" fo:font-weight="bold" officeooo:rsid="000b091c" officeooo:paragraph-rsid="000fbe35" style:font-size-asian="14pt" style:font-weight-asian="bold" style:font-size-complex="14pt" style:font-weight-complex="bold"/>
    </style:style>
    <style:style style:name="P33" style:family="paragraph" style:parent-style-name="Text_20_body">
      <style:paragraph-properties fo:line-height="100%"/>
      <style:text-properties officeooo:rsid="0010eadd" officeooo:paragraph-rsid="0010eadd"/>
    </style:style>
    <style:style style:name="P34" style:family="paragraph" style:parent-style-name="Text_20_body">
      <style:text-properties officeooo:paragraph-rsid="00154b1d"/>
    </style:style>
    <style:style style:name="P35" style:family="paragraph" style:parent-style-name="Text_20_body">
      <style:text-properties officeooo:paragraph-rsid="0015bbab"/>
    </style:style>
    <style:style style:name="P36" style:family="paragraph" style:parent-style-name="Heading_20_1">
      <style:text-properties officeooo:paragraph-rsid="0002d7c8"/>
    </style:style>
    <style:style style:name="P37" style:family="paragraph" style:parent-style-name="Text_20_body" style:list-style-name="L1">
      <style:paragraph-properties fo:margin-top="0cm" fo:margin-bottom="0cm" style:contextual-spacing="false"/>
      <style:text-properties officeooo:paragraph-rsid="000a6796"/>
    </style:style>
    <style:style style:name="P38" style:family="paragraph" style:parent-style-name="Text_20_body" style:list-style-name="L1">
      <style:paragraph-properties fo:margin-top="0cm" fo:margin-bottom="0cm" style:contextual-spacing="false"/>
      <style:text-properties officeooo:paragraph-rsid="000983e9"/>
    </style:style>
    <style:style style:name="P39" style:family="paragraph" style:parent-style-name="Text_20_body" style:list-style-name="L1">
      <style:text-properties officeooo:paragraph-rsid="000983e9"/>
    </style:style>
    <style:style style:name="P40" style:family="paragraph" style:parent-style-name="Text_20_body" style:list-style-name="L1">
      <style:text-properties officeooo:paragraph-rsid="0019bc97"/>
    </style:style>
    <style:style style:name="P41" style:family="paragraph" style:parent-style-name="Text_20_body" style:list-style-name="L2">
      <style:paragraph-properties fo:line-height="100%"/>
      <style:text-properties officeooo:paragraph-rsid="000cb39a"/>
    </style:style>
    <style:style style:name="P42" style:family="paragraph" style:parent-style-name="Text_20_body" style:list-style-name="L6">
      <style:paragraph-properties fo:line-height="100%"/>
      <style:text-properties officeooo:paragraph-rsid="00154b1d"/>
    </style:style>
    <style:style style:name="P43" style:family="paragraph" style:parent-style-name="Text_20_body" style:list-style-name="L8">
      <style:paragraph-properties fo:line-height="100%"/>
      <style:text-properties officeooo:paragraph-rsid="0010eadd"/>
    </style:style>
    <style:style style:name="P44" style:family="paragraph" style:parent-style-name="Text_20_body" style:list-style-name="L8">
      <style:paragraph-properties fo:margin-top="0cm" fo:margin-bottom="0cm" style:contextual-spacing="false" fo:line-height="100%"/>
      <style:text-properties officeooo:paragraph-rsid="0015bbab"/>
    </style:style>
    <style:style style:name="P45" style:family="paragraph" style:parent-style-name="Text_20_body">
      <style:paragraph-properties fo:line-height="100%"/>
      <style:text-properties officeooo:paragraph-rsid="0002d7c8"/>
    </style:style>
    <style:style style:name="P46" style:family="paragraph" style:parent-style-name="Text_20_body">
      <style:paragraph-properties fo:line-height="100%"/>
      <style:text-properties officeooo:paragraph-rsid="001e207d"/>
    </style:style>
    <style:style style:name="P47" style:family="paragraph" style:parent-style-name="Text_20_body" style:list-style-name="L12">
      <style:paragraph-properties fo:line-height="100%"/>
      <style:text-properties officeooo:paragraph-rsid="001eea51"/>
    </style:style>
    <style:style style:name="P48" style:family="paragraph" style:parent-style-name="Text_20_body" style:list-style-name="L13">
      <style:paragraph-properties fo:line-height="100%"/>
      <style:text-properties officeooo:paragraph-rsid="001e207d"/>
    </style:style>
    <style:style style:name="P49" style:family="paragraph" style:parent-style-name="Text_20_body" style:list-style-name="L14">
      <style:paragraph-properties fo:line-height="100%"/>
      <style:text-properties officeooo:paragraph-rsid="001eea51"/>
    </style:style>
    <style:style style:name="P50" style:family="paragraph" style:parent-style-name="Text_20_body" style:list-style-name="L14">
      <style:paragraph-properties fo:line-height="100%"/>
      <style:text-properties officeooo:paragraph-rsid="001e207d"/>
    </style:style>
    <style:style style:name="P51" style:family="paragraph" style:parent-style-name="Text_20_body" style:list-style-name="L15">
      <style:paragraph-properties fo:line-height="100%"/>
      <style:text-properties officeooo:paragraph-rsid="001eea51"/>
    </style:style>
    <style:style style:name="P52" style:family="paragraph" style:parent-style-name="Text_20_body">
      <style:paragraph-properties fo:line-height="100%"/>
      <style:text-properties officeooo:paragraph-rsid="001f663b"/>
    </style:style>
    <style:style style:name="P53" style:family="paragraph" style:parent-style-name="Text_20_body" style:list-style-name="L2">
      <style:paragraph-properties fo:line-height="100%"/>
      <style:text-properties fo:font-size="12pt" fo:font-weight="normal" officeooo:paragraph-rsid="000cb39a" style:font-size-asian="10.5pt" style:font-weight-asian="normal" style:font-size-complex="12pt" style:font-weight-complex="normal"/>
    </style:style>
    <style:style style:name="P54" style:family="paragraph" style:parent-style-name="Text_20_body" style:list-style-name="L3">
      <style:paragraph-properties fo:line-height="100%"/>
      <style:text-properties fo:font-size="12pt" fo:font-weight="normal" officeooo:rsid="0002d7c8" officeooo:paragraph-rsid="000e9211" style:font-size-asian="10.5pt" style:font-weight-asian="normal" style:font-size-complex="12pt" style:font-weight-complex="normal"/>
    </style:style>
    <style:style style:name="P55" style:family="paragraph" style:parent-style-name="Text_20_body" style:list-style-name="L3">
      <style:paragraph-properties fo:line-height="100%"/>
      <style:text-properties fo:font-size="12pt" fo:font-weight="normal" officeooo:rsid="000e9211" officeooo:paragraph-rsid="000ecc9f" style:font-size-asian="10.5pt" style:font-weight-asian="normal" style:font-size-complex="12pt" style:font-weight-complex="normal"/>
    </style:style>
    <style:style style:name="P56" style:family="paragraph" style:parent-style-name="Text_20_body" style:list-style-name="L3">
      <style:paragraph-properties fo:line-height="100%"/>
      <style:text-properties fo:font-size="12pt" fo:font-weight="normal" officeooo:rsid="000e9211" officeooo:paragraph-rsid="000e9211" style:font-size-asian="10.5pt" style:font-weight-asian="normal" style:font-size-complex="12pt" style:font-weight-complex="normal"/>
    </style:style>
    <style:style style:name="P57" style:family="paragraph" style:parent-style-name="Text_20_body" style:list-style-name="L3">
      <style:paragraph-properties fo:line-height="100%"/>
      <style:text-properties fo:font-size="12pt" fo:font-weight="normal" officeooo:rsid="000ecc9f" officeooo:paragraph-rsid="000ecc9f" style:font-size-asian="10.5pt" style:font-weight-asian="normal" style:font-size-complex="12pt" style:font-weight-complex="normal"/>
    </style:style>
    <style:style style:name="P58" style:family="paragraph" style:parent-style-name="Text_20_body">
      <style:paragraph-properties fo:line-height="100%"/>
      <style:text-properties fo:font-size="12pt" fo:font-weight="bold" officeooo:paragraph-rsid="000983e9" style:font-size-asian="10.5pt" style:font-weight-asian="bold" style:font-size-complex="12pt" style:font-weight-complex="bold"/>
    </style:style>
    <style:style style:name="P59" style:family="paragraph" style:parent-style-name="Text_20_body">
      <style:paragraph-properties fo:line-height="100%"/>
      <style:text-properties fo:font-size="12pt" style:text-underline-style="solid" style:text-underline-width="auto" style:text-underline-color="font-color" fo:font-weight="bold" officeooo:rsid="000b091c" officeooo:paragraph-rsid="001e207d" style:font-size-asian="12pt" style:font-weight-asian="bold" style:font-size-complex="12pt" style:font-weight-complex="bold"/>
    </style:style>
    <style:style style:name="P60" style:family="paragraph" style:parent-style-name="Text_20_body" style:list-style-name="L4">
      <style:paragraph-properties fo:margin-top="0cm" fo:margin-bottom="0cm" style:contextual-spacing="false"/>
      <style:text-properties officeooo:paragraph-rsid="0010eadd"/>
    </style:style>
    <style:style style:name="P61" style:family="paragraph" style:parent-style-name="Text_20_body" style:list-style-name="L4">
      <style:paragraph-properties fo:margin-top="0cm" fo:margin-bottom="0cm" style:contextual-spacing="false"/>
      <style:text-properties officeooo:paragraph-rsid="00149bf4"/>
    </style:style>
    <style:style style:name="P62" style:family="paragraph" style:parent-style-name="Text_20_body" style:list-style-name="L4">
      <style:paragraph-properties fo:line-height="100%"/>
      <style:text-properties officeooo:rsid="000b091c" officeooo:paragraph-rsid="00149bf4"/>
    </style:style>
    <style:style style:name="P63" style:family="paragraph" style:parent-style-name="Text_20_body" style:list-style-name="L4">
      <style:paragraph-properties fo:margin-top="0cm" fo:margin-bottom="0cm" style:contextual-spacing="false" fo:line-height="100%"/>
      <style:text-properties officeooo:rsid="000b091c" officeooo:paragraph-rsid="00149bf4"/>
    </style:style>
    <style:style style:name="P64" style:family="paragraph" style:parent-style-name="Text_20_body" style:list-style-name="L5">
      <style:paragraph-properties fo:margin-top="0cm" fo:margin-bottom="0cm" style:contextual-spacing="false" fo:line-height="100%"/>
      <style:text-properties officeooo:rsid="000b091c" officeooo:paragraph-rsid="00149bf4"/>
    </style:style>
    <style:style style:name="P65" style:family="paragraph" style:parent-style-name="Text_20_body" style:list-style-name="L5">
      <style:paragraph-properties fo:margin-top="0cm" fo:margin-bottom="0cm" style:contextual-spacing="false" fo:line-height="100%"/>
      <style:text-properties officeooo:rsid="000b091c" officeooo:paragraph-rsid="00154b1d"/>
    </style:style>
    <style:style style:name="P66" style:family="paragraph" style:parent-style-name="Text_20_body" style:list-style-name="L7">
      <style:paragraph-properties fo:line-height="100%"/>
      <style:text-properties officeooo:rsid="000b091c" officeooo:paragraph-rsid="0010eadd"/>
    </style:style>
    <style:style style:name="P67" style:family="paragraph" style:parent-style-name="Text_20_body" style:list-style-name="L6">
      <style:paragraph-properties fo:margin-top="0cm" fo:margin-bottom="0cm" style:contextual-spacing="false"/>
      <style:text-properties officeooo:paragraph-rsid="0010eadd"/>
    </style:style>
    <style:style style:name="P68" style:family="paragraph" style:parent-style-name="Text_20_body" style:list-style-name="L7">
      <style:paragraph-properties fo:margin-top="0cm" fo:margin-bottom="0cm" style:contextual-spacing="false"/>
      <style:text-properties officeooo:paragraph-rsid="0010eadd"/>
    </style:style>
    <style:style style:name="P69" style:family="paragraph" style:parent-style-name="Text_20_body" style:list-style-name="L8">
      <style:paragraph-properties fo:margin-top="0cm" fo:margin-bottom="0cm" style:contextual-spacing="false"/>
      <style:text-properties officeooo:paragraph-rsid="0010eadd"/>
    </style:style>
    <style:style style:name="P70" style:family="paragraph" style:parent-style-name="Text_20_body" style:list-style-name="L8">
      <style:paragraph-properties fo:margin-top="0cm" fo:margin-bottom="0cm" style:contextual-spacing="false"/>
      <style:text-properties officeooo:paragraph-rsid="0010eadd" fo:background-color="#ff3838"/>
    </style:style>
    <style:style style:name="P71" style:family="paragraph" style:parent-style-name="Text_20_body" style:list-style-name="L8">
      <style:paragraph-properties fo:margin-top="0cm" fo:margin-bottom="0cm" style:contextual-spacing="false" fo:line-height="100%"/>
      <style:text-properties officeooo:rsid="0010eadd" officeooo:paragraph-rsid="0015bbab"/>
    </style:style>
    <style:style style:name="P72" style:family="paragraph" style:parent-style-name="Text_20_body">
      <style:paragraph-properties fo:line-height="100%"/>
      <style:text-properties officeooo:rsid="001e207d" officeooo:paragraph-rsid="001e207d"/>
    </style:style>
    <style:style style:name="P73" style:family="paragraph" style:parent-style-name="Text_20_body">
      <style:paragraph-properties fo:line-height="100%"/>
      <style:text-properties officeooo:rsid="001eea51" officeooo:paragraph-rsid="001eea51"/>
    </style:style>
    <style:style style:name="P74" style:family="paragraph" style:parent-style-name="Text_20_body" style:list-style-name="L15">
      <style:paragraph-properties fo:line-height="100%"/>
      <style:text-properties officeooo:rsid="001eea51" officeooo:paragraph-rsid="001eea51"/>
    </style:style>
    <style:style style:name="P75" style:family="paragraph" style:parent-style-name="Text_20_body">
      <style:paragraph-properties fo:line-height="100%"/>
      <style:text-properties officeooo:rsid="001eea51" officeooo:paragraph-rsid="001f663b"/>
    </style:style>
    <style:style style:name="P76" style:family="paragraph" style:parent-style-name="Text_20_body">
      <style:paragraph-properties fo:margin-top="0cm" fo:margin-bottom="0cm" style:contextual-spacing="false"/>
    </style:style>
    <style:style style:name="P77" style:family="paragraph" style:parent-style-name="Text_20_body">
      <style:paragraph-properties fo:line-height="100%"/>
      <style:text-properties fo:font-weight="bold" officeooo:rsid="001eea51" officeooo:paragraph-rsid="001eea51" style:font-weight-asian="bold" style:font-weight-complex="bold"/>
    </style:style>
    <style:style style:name="P78" style:family="paragraph" style:parent-style-name="Text_20_body">
      <style:paragraph-properties fo:line-height="100%"/>
      <style:text-properties fo:font-weight="bold" officeooo:rsid="001eea51" officeooo:paragraph-rsid="001f663b" style:font-weight-asian="bold" style:font-weight-complex="bold"/>
    </style:style>
    <style:style style:name="P79" style:family="paragraph" style:parent-style-name="Text_20_body">
      <style:paragraph-properties fo:line-height="100%"/>
      <style:text-properties fo:font-weight="bold" officeooo:rsid="001e207d" officeooo:paragraph-rsid="001e207d" style:font-weight-asian="bold" style:font-weight-complex="bold"/>
    </style:style>
    <style:style style:name="P80" style:family="paragraph" style:parent-style-name="Text_20_body">
      <style:paragraph-properties fo:line-height="100%"/>
      <style:text-properties fo:font-weight="bold" officeooo:paragraph-rsid="001f663b" style:font-weight-asian="bold" style:font-weight-complex="bold"/>
    </style:style>
    <style:style style:name="P81" style:family="paragraph" style:parent-style-name="Text_20_body">
      <style:paragraph-properties fo:line-height="100%"/>
      <style:text-properties fo:font-weight="bold" officeooo:rsid="001f663b" officeooo:paragraph-rsid="001f663b" style:font-weight-asian="bold" style:font-weight-complex="bold"/>
    </style:style>
    <style:style style:name="P82" style:family="paragraph" style:parent-style-name="Text_20_body">
      <style:paragraph-properties fo:line-height="100%"/>
      <style:text-properties officeooo:rsid="001f663b" officeooo:paragraph-rsid="002111f5"/>
    </style:style>
    <style:style style:name="P83" style:family="paragraph" style:parent-style-name="Text_20_body">
      <style:paragraph-properties fo:line-height="100%"/>
      <style:text-properties style:text-underline-style="solid" style:text-underline-width="auto" style:text-underline-color="font-color" fo:font-weight="bold" officeooo:rsid="001e207d" officeooo:paragraph-rsid="001e207d" style:font-weight-asian="bold" style:font-weight-complex="bold"/>
    </style:style>
    <style:style style:name="P84" style:family="paragraph" style:parent-style-name="Text_20_body">
      <style:paragraph-properties fo:line-height="100%"/>
      <style:text-properties style:text-underline-style="solid" style:text-underline-width="auto" style:text-underline-color="font-color" fo:font-weight="bold" officeooo:rsid="001eea51" officeooo:paragraph-rsid="001eea51" style:font-weight-asian="bold" style:font-weight-complex="bold"/>
    </style:style>
    <style:style style:name="P85" style:family="paragraph" style:parent-style-name="Text_20_body" style:list-style-name="L16"/>
    <style:style style:name="P86" style:family="paragraph" style:parent-style-name="Text_20_body" style:list-style-name="L16">
      <style:paragraph-properties fo:margin-top="0cm" fo:margin-bottom="0cm" style:contextual-spacing="false"/>
    </style:style>
    <style:style style:name="P87" style:family="paragraph" style:parent-style-name="Text_20_body" style:list-style-name="L16">
      <style:paragraph-properties fo:margin-top="0cm" fo:margin-bottom="0cm" style:contextual-spacing="false"/>
      <style:text-properties officeooo:rsid="002111f5" officeooo:paragraph-rsid="002111f5"/>
    </style:style>
    <style:style style:name="P88" style:family="paragraph" style:parent-style-name="Text_20_body" style:list-style-name="L17">
      <style:paragraph-properties fo:margin-top="0cm" fo:margin-bottom="0cm" style:contextual-spacing="false"/>
    </style:style>
    <style:style style:name="P89" style:family="paragraph" style:parent-style-name="Text_20_body" style:list-style-name="L18"/>
    <style:style style:name="P90" style:family="paragraph" style:parent-style-name="Text_20_body" style:list-style-name="L19"/>
    <style:style style:name="P91" style:family="paragraph" style:parent-style-name="Text_20_body" style:list-style-name="L20"/>
    <style:style style:name="P92" style:family="paragraph" style:parent-style-name="Text_20_body" style:list-style-name="L21"/>
    <style:style style:name="T1" style:family="text">
      <style:text-properties officeooo:rsid="00009211"/>
    </style:style>
    <style:style style:name="T2" style:family="text">
      <style:text-properties officeooo:rsid="0002d7c8"/>
    </style:style>
    <style:style style:name="T3" style:family="text">
      <style:text-properties officeooo:rsid="00036510"/>
    </style:style>
    <style:style style:name="T4" style:family="text">
      <style:text-properties officeooo:rsid="000526b6"/>
    </style:style>
    <style:style style:name="T5" style:family="text">
      <style:text-properties style:font-name="Liberation Serif" fo:font-size="12pt" style:font-size-asian="12pt" style:font-size-complex="12pt"/>
    </style:style>
    <style:style style:name="T6" style:family="text">
      <style:text-properties style:font-name="Liberation Serif" fo:font-size="12pt" officeooo:rsid="000526b6" style:font-size-asian="12pt" style:font-size-complex="12pt"/>
    </style:style>
    <style:style style:name="T7" style:family="text">
      <style:text-properties style:font-name="Liberation Serif" fo:font-size="12pt" officeooo:rsid="00064969" style:font-size-asian="12pt" style:font-size-complex="12pt"/>
    </style:style>
    <style:style style:name="T8" style:family="text">
      <style:text-properties style:font-name="Liberation Serif" fo:font-size="12pt" officeooo:rsid="0007d34f" style:font-size-asian="12pt" style:font-size-complex="12pt"/>
    </style:style>
    <style:style style:name="T9" style:family="text">
      <style:text-properties style:font-name="Liberation Serif" fo:font-size="12pt" officeooo:rsid="000874f6" style:font-size-asian="12pt" style:font-size-complex="12pt"/>
    </style:style>
    <style:style style:name="T10" style:family="text">
      <style:text-properties style:font-name="Liberation Serif" fo:font-size="12pt" officeooo:rsid="000983e9" style:font-size-asian="12pt" style:font-size-complex="12pt"/>
    </style:style>
    <style:style style:name="T11" style:family="text">
      <style:text-properties style:font-name="Liberation Serif" fo:font-size="12pt" officeooo:rsid="000cb39a" style:font-size-asian="12pt" style:font-size-complex="12pt"/>
    </style:style>
    <style:style style:name="T12" style:family="text">
      <style:text-properties officeooo:rsid="00064969"/>
    </style:style>
    <style:style style:name="T13" style:family="text">
      <style:text-properties officeooo:rsid="000983e9"/>
    </style:style>
    <style:style style:name="T14" style:family="text">
      <style:text-properties officeooo:rsid="000a6796"/>
    </style:style>
    <style:style style:name="T15" style:family="text">
      <style:text-properties officeooo:rsid="000b091c"/>
    </style:style>
    <style:style style:name="T16" style:family="text">
      <style:text-properties officeooo:rsid="000cacdc"/>
    </style:style>
    <style:style style:name="T17" style:family="text">
      <style:text-properties style:text-underline-style="solid" style:text-underline-type="double" style:text-underline-width="auto" style:text-underline-color="font-color" officeooo:rsid="000cacdc"/>
    </style:style>
    <style:style style:name="T18" style:family="text">
      <style:text-properties officeooo:rsid="000cb39a"/>
    </style:style>
    <style:style style:name="T19" style:family="text">
      <style:text-properties officeooo:rsid="000dd164"/>
    </style:style>
    <style:style style:name="T20" style:family="text">
      <style:text-properties officeooo:rsid="000e9211"/>
    </style:style>
    <style:style style:name="T21" style:family="text">
      <style:text-properties fo:color="#000000" loext:opacity="100%" officeooo:rsid="000e9211" fo:background-color="#ff3838" loext:char-shading-value="0"/>
    </style:style>
    <style:style style:name="T22" style:family="text">
      <style:text-properties fo:background-color="#ff3838" loext:char-shading-value="0"/>
    </style:style>
    <style:style style:name="T23" style:family="text">
      <style:text-properties officeooo:rsid="000ecc9f"/>
    </style:style>
    <style:style style:name="T24" style:family="text">
      <style:text-properties officeooo:rsid="000fbe35"/>
    </style:style>
    <style:style style:name="T25" style:family="text">
      <style:text-properties officeooo:rsid="0010daeb"/>
    </style:style>
    <style:style style:name="T26" style:family="text">
      <style:text-properties officeooo:rsid="0010eadd"/>
    </style:style>
    <style:style style:name="T27" style:family="text">
      <style:text-properties officeooo:rsid="00121a62"/>
    </style:style>
    <style:style style:name="T28" style:family="text">
      <style:text-properties officeooo:rsid="001365e7"/>
    </style:style>
    <style:style style:name="T29" style:family="text">
      <style:text-properties officeooo:rsid="00149bf4"/>
    </style:style>
    <style:style style:name="T30" style:family="text">
      <style:text-properties officeooo:rsid="00154b1d"/>
    </style:style>
    <style:style style:name="T31" style:family="text">
      <style:text-properties officeooo:rsid="0015bbab"/>
    </style:style>
    <style:style style:name="T32" style:family="text">
      <style:text-properties fo:font-weight="normal" style:font-weight-asian="normal" style:font-weight-complex="normal"/>
    </style:style>
    <style:style style:name="T33" style:family="text">
      <style:text-properties fo:font-weight="normal" officeooo:rsid="0015bbab" style:font-weight-asian="normal" style:font-weight-complex="normal"/>
    </style:style>
    <style:style style:name="T34" style:family="text">
      <style:text-properties fo:font-weight="normal" officeooo:rsid="001e207d" style:font-weight-asian="normal" style:font-weight-complex="normal"/>
    </style:style>
    <style:style style:name="T35" style:family="text">
      <style:text-properties fo:font-weight="normal" officeooo:rsid="001eea51" style:font-weight-asian="normal" style:font-weight-complex="normal"/>
    </style:style>
    <style:style style:name="T36" style:family="text">
      <style:text-properties fo:font-weight="normal" officeooo:rsid="001f663b" style:font-weight-asian="normal" style:font-weight-complex="normal"/>
    </style:style>
    <style:style style:name="T37" style:family="text">
      <style:text-properties officeooo:rsid="0016fcac"/>
    </style:style>
    <style:style style:name="T38" style:family="text">
      <style:text-properties officeooo:rsid="0018f1f6"/>
    </style:style>
    <style:style style:name="T39" style:family="text">
      <style:text-properties officeooo:rsid="0019bc97"/>
    </style:style>
    <style:style style:name="T40" style:family="text">
      <style:text-properties officeooo:rsid="001e207d"/>
    </style:style>
    <style:style style:name="T41" style:family="text">
      <style:text-properties officeooo:rsid="001eea51"/>
    </style:style>
    <style:style style:name="T42" style:family="text">
      <style:text-properties fo:font-weight="bold" officeooo:rsid="001eea51" style:font-weight-asian="bold" style:font-weight-complex="bold"/>
    </style:style>
    <style:style style:name="T43" style:family="text">
      <style:text-properties fo:font-weight="bold" officeooo:rsid="001f663b" style:font-weight-asian="bold" style:font-weight-complex="bold"/>
    </style:style>
    <style:style style:name="T44" style:family="text">
      <style:text-properties officeooo:rsid="001f663b"/>
    </style:style>
    <style:style style:name="T45" style:family="text">
      <style:text-properties style:text-underline-style="solid" style:text-underline-width="auto" style:text-underline-color="font-color" officeooo:rsid="001e207d"/>
    </style:style>
    <style:style style:name="T46" style:family="text">
      <style:text-properties style:text-underline-style="solid" style:text-underline-width="auto" style:text-underline-color="font-color" fo:font-weight="bold" officeooo:rsid="001e207d" style:font-weight-asian="bold" style:font-weight-complex="bold"/>
    </style:style>
    <style:style style:name="T47" style:family="text">
      <style:text-properties fo:font-size="15pt" officeooo:rsid="0002d7c8" style:font-size-asian="15pt" style:font-size-complex="15pt"/>
    </style:style>
    <style:style style:name="T48" style:family="text">
      <style:text-properties fo:font-size="15pt" officeooo:rsid="002111f5" style:font-size-asian="15pt" style:font-size-complex="15pt"/>
    </style:style>
    <style:style style:name="T49" style:family="text">
      <style:text-properties officeooo:rsid="00222fe4"/>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0">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text:span text:style-name="T46">Introduction</text:span><text:span text:style-name="T42"> </text:span><text:span text:style-name="T43">(+ intro </text:span><text:span text:style-name="T42">Compétences referentiel</text:span><text:span text:style-name="T43">)</text:span></text:p>
      <text:p text:style-name="P59">I. Cahier des charges</text:p>
      <text:p text:style-name="P77">1. Objectif du projet</text:p>
      <text:list xml:id="list2818206131" text:style-name="L12">
        <text:list-item>
          <text:p text:style-name="P47"><text:span text:style-name="Strong_20_Emphasis"><text:span text:style-name="T32">Automatisation et Déploiement</text:span></text:span></text:p>
        </text:list-item>
        <text:list-item>
          <text:p text:style-name="P47"><text:span text:style-name="Strong_20_Emphasis"><text:span text:style-name="T32">Sécurité et Supervision</text:span></text:span><text:span text:style-name="T32"> </text:span></text:p>
        </text:list-item>
        <text:list-item>
          <text:p text:style-name="P47"><text:span text:style-name="Strong_20_Emphasis"><text:span text:style-name="T32">Développement de Compétences</text:span></text:span><text:span text:style-name="T32"> </text:span></text:p>
        </text:list-item>
      </text:list>
      <text:p text:style-name="P79">1. Exigences fonctionnelles</text:p>
      <text:list xml:id="list2962008626" text:style-name="L13">
        <text:list-item>
          <text:p text:style-name="P48"><text:span text:style-name="Strong_20_Emphasis"><text:span text:style-name="T32">Déploiement de l'Infrastructure : Utilisation de Terraform pour la création et la gestion du cluster AKS. </text:span></text:span></text:p>
        </text:list-item>
        <text:list-item>
          <text:p text:style-name="P48"><text:span text:style-name="Strong_20_Emphasis"><text:span text:style-name="T32">Automatisation des Processus : Configuration de Jenkins pour l'intégration continue et le déploiement continu des applications et des infrastructures. </text:span></text:span></text:p>
        </text:list-item>
        <text:list-item>
          <text:p text:style-name="P48"><text:span text:style-name="Strong_20_Emphasis"><text:span text:style-name="T32">Gestion des Applications : Déploiement et gestion de WordPress et de sa base de données MariaDB via Helm sur AKS. </text:span></text:span></text:p>
        </text:list-item>
        <text:list-item>
          <text:p text:style-name="P48"><text:span text:style-name="Strong_20_Emphasis"><text:span text:style-name="T32">Surveillance et Monitoring</text:span></text:span><text:span text:style-name="T32"> : Mise en place de Prometheus et Grafana pour la surveillance des performances et de l'état de l'infrastructure. </text:span></text:p>
        </text:list-item>
      </text:list>
      <text:p text:style-name="P79">2. Exigences non fonctionnelles</text:p>
      <text:list xml:id="list3807697164" text:style-name="L14">
        <text:list-item>
          <text:p text:style-name="P50"><text:span text:style-name="Strong_20_Emphasis"><text:span text:style-name="T32">Sécurité</text:span></text:span><text:span text:style-name="T32"> : Mise en place de TLS pour le chiffrement des communications, utilisation de WPScan pour les scans de sécurité, et configuration de Sonar Cloud pour l'analyse de code.</text:span></text:p>
        </text:list-item>
        <text:list-item>
          <text:p text:style-name="P49"><text:span text:style-name="Strong_20_Emphasis"><text:span text:style-name="T32">Performance et Disponibilité</text:span></text:span><text:span text:style-name="T32"> : Configuration d'un autoscaling pour WordPress pour garantir la haute disponibilité et la réactivité du service.</text:span></text:p>
        </text:list-item>
        <text:list-item>
          <text:p text:style-name="P49"><text:span text:style-name="Strong_20_Emphasis"><text:span text:style-name="T32">Maintenabilité et Évolutivité</text:span></text:span><text:span text:style-name="T32"> : Conception d'une infrastructure modulaire et évolutive qui peut être facilement mise à jour et maintenue. </text:span></text:p>
        </text:list-item>
      </text:list>
      <text:p text:style-name="P79">3. Contraintes</text:p>
      <text:list xml:id="list1029544266" text:style-name="L15">
        <text:list-item>
          <text:p text:style-name="P51"><text:span text:style-name="Strong_20_Emphasis"><text:span text:style-name="T34">Contraintes Temporelles</text:span></text:span><text:span text:style-name="T34"> : Délais pour la mise en œuvre du projet, en phase avec les exigences du programme de formation.</text:span></text:p>
        </text:list-item>
        <text:list-item>
          <text:p text:style-name="P51"><text:span text:style-name="Strong_20_Emphasis"><text:span text:style-name="T32">Contraintes </text:span></text:span><text:span text:style-name="Strong_20_Emphasis"><text:span text:style-name="T35">localisation</text:span></text:span><text:span text:style-name="T32"> : </text:span><text:span text:style-name="T36">westeurope</text:span></text:p>
        </text:list-item>
        <text:list-item>
          <text:p text:style-name="P51"><text:span text:style-name="Strong_20_Emphasis"><text:span text:style-name="T32">Contraintes Technologiques</text:span></text:span><text:span text:style-name="T32"> : Compatibilité et intégration des différents outils et technologies utilisés (Azure, Docker, Kubernetes, Terraform, Jenkins, etc.).</text:span></text:p>
        </text:list-item>
        <text:list-item>
          <text:p text:style-name="P74"><text:span text:style-name="T32">Contraintes sécuritaires : </text:span><text:span text:style-name="T36">minimum de sécurité (a reformuler)</text:span></text:p>
        </text:list-item>
      </text:list>
      <text:p text:style-name="P83">II. Document d’architecture technique</text:p>
      <text:p text:style-name="P80"><text:span text:style-name="T44">1. </text:span><text:span text:style-name="T49">B</text:span>esoin fonctionnels</text:p>
      <text:p text:style-name="P52">Description des fonctionnalités du système, telles que le déploiement automatisé, la gestion et la supervision d'une infrastructure WordPress sur AKS.</text:p>
      <text:list xml:id="list2690857702" text:style-name="L16">
        <text:list-item>
          <text:p text:style-name="P87">Que fait cette partie ?</text:p>
        </text:list-item>
        <text:list-item>
          <text:p text:style-name="P86">Historique du projet et évolution des besoins.</text:p>
        </text:list-item>
        <text:list-item>
          <text:p text:style-name="P86">Attentes principales : efficacité, <text:s/>facilité de gestion, etc.</text:p>
        </text:list-item>
        <text:list-item>
          <text:p text:style-name="P85">Contraintes métiers impactant l'architecture, telles que la nécessité d'une haute disponibilité ou la conformité aux normes de sécurité.</text:p>
        </text:list-item>
      </text:list>
      <text:p text:style-name="P80"><text:span text:style-name="T44">2. </text:span><text:span text:style-name="T49">B</text:span>esoins non fonctionnels</text:p>
      <text:p text:style-name="P52"><text:soft-page-break/>Performances attendues du système, comme le temps de réponse, la capacité de charge, etc.</text:p>
      <text:list xml:id="list675049271" text:style-name="L17">
        <text:list-item>
          <text:p text:style-name="P88">Disponibilité et fiabilité requises pour l'infrastructure et les applications.</text:p>
        </text:list-item>
        <text:list-item>
          <text:p text:style-name="P88">Spécifications techniques détaillées : utilisation de langages, infrastructures, nombre d'utilisateurs, localisation géographique, etc.</text:p>
        </text:list-item>
      </text:list>
      <text:p text:style-name="P76"/>
      <text:p text:style-name="P80"><text:span text:style-name="T44">3. </text:span><text:span text:style-name="T49">R</text:span>eprésentation fonctionnelle</text:p>
      <text:p text:style-name="P52">Schémas illustrant le flux de travail, les interactions entre les différents composants (Jenkins, Terraform, Kubernetes, WordPress, etc.).</text:p>
      <text:list xml:id="list2291687534" text:style-name="L18">
        <text:list-item>
          <text:p text:style-name="P89">Description de la façon dont chaque composant contribue aux objectifs du projet.</text:p>
        </text:list-item>
      </text:list>
      <text:p text:style-name="P80"><text:span text:style-name="T44">4. </text:span><text:span text:style-name="T49">R</text:span>eprésentation applicative</text:p>
      <text:p text:style-name="P52">Détails des applications utilisées (WordPress, Jenkins, etc.), y compris leur configuration, leur intégration et leur rôle dans l'architecture globale.</text:p>
      <text:list xml:id="list1241589693" text:style-name="L19">
        <text:list-item>
          <text:p text:style-name="P90">Diagrammes illustrant l'architecture applicative et les interactions entre les différentes applications.</text:p>
        </text:list-item>
      </text:list>
      <text:p text:style-name="P80"><text:span text:style-name="T44">5. </text:span><text:span text:style-name="T49">R</text:span>eprésentation infrastructure</text:p>
      <text:p text:style-name="P52">Description de l'infrastructure cloud (Azure) et du cluster Kubernetes.</text:p>
      <text:list xml:id="list3591306378" text:style-name="L20">
        <text:list-item>
          <text:p text:style-name="P91">Détails sur le déploiement, la configuration et la gestion des ressources cloud.</text:p>
        </text:list-item>
      </text:list>
      <text:p text:style-name="P80"><text:span text:style-name="T44">6. </text:span><text:span text:style-name="T49">R</text:span>eprésentation opérationnelle</text:p>
      <text:p text:style-name="P52">Description des processus opérationnels, y compris le déploiement continu, la supervision et la maintenance.</text:p>
      <text:list xml:id="list808212870" text:style-name="L21">
        <text:list-item>
          <text:p text:style-name="P92">Protocoles de gestion des incidents, de mise à jour, et de récupération après sinistre.</text:p>
        </text:list-item>
      </text:list>
      <text:p text:style-name="P81">7. coûts</text:p>
      <text:p text:style-name="P82">Estimation détaillée des coûts associés à l'infrastructure, aux outils, et à la maintenance. </text:p>
      <text:p text:style-name="P84">III. Réalisations</text:p>
      <text:p text:style-name="P80">1. M<text:span text:style-name="T44">ise en place de Jenkins</text:span></text:p>
      <text:p text:style-name="P52">Jenkins - Docker-compose - Github - Secrets - Plugins et tools</text:p>
      <text:p text:style-name="P80"><text:span text:style-name="T44">2</text:span>. Déploiement de l’infrastructure</text:p>
      <text:p text:style-name="P52">Terraform - Helm et kubernetes – <text:span text:style-name="T44">Wordpress - MariaDB</text:span></text:p>
      <text:p text:style-name="P80"><text:span text:style-name="T44">3</text:span>. <text:span text:style-name="T44">Mise en place de la sécurité</text:span></text:p>
      <text:p text:style-name="P52">WPScan – Sonarcloud – <text:span text:style-name="T44">TLS – limite de connexion</text:span></text:p>
      <text:p text:style-name="P78"><text:span text:style-name="T44">4</text:span>. Supervision de l’infrastructure</text:p>
      <text:p text:style-name="P75">Insights - Prometheus - Grafana – Loki</text:p>
      <text:p text:style-name="P84">IV. Recherche</text:p>
      <text:p text:style-name="P73"/>
      <text:p text:style-name="P84">Conclusion</text:p>
      <text:p text:style-name="P73"/>
      <text:p text:style-name="P84">Annexes</text:p>
      <text:p text:style-name="P9"><text:soft-page-break/></text:p>
      <text:p text:style-name="P9"/>
      <text:p text:style-name="P9"/>
      <text:p text:style-name="P9">Introduction </text:p>
      <text:p text:style-name="P9">I. Présentation du projet</text:p>
      <text:p text:style-name="P9">1. Objectifs</text:p>
      <text:p text:style-name="P9">2. Compétences du référentiel <text:span text:style-name="T12">et outils utilisés</text:span></text:p>
      <text:p text:style-name="P9"><text:span text:style-name="T12">3</text:span>. Topographie</text:p>
      <text:p text:style-name="P18">II. Cahier des charges</text:p>
      <text:p text:style-name="P19">1. Déploiement de l’infrastructure</text:p>
      <text:p text:style-name="P19">2. Déploiement de Wordpress</text:p>
      <text:p text:style-name="P19">3. Tests de sécurité</text:p>
      <text:p text:style-name="P19">4. Sécurité avancée</text:p>
      <text:p text:style-name="P19">5. Supervision</text:p>
      <text:p text:style-name="P9">III. <text:span text:style-name="T40">Document d’architecture technique</text:span></text:p>
      <text:p text:style-name="P9">1. Jenkins - Docker-compose - Github - Secrets - Plugins et tools</text:p>
      <text:p text:style-name="P9">3. Déploiement de l’infrastructure - Terraform - Helm et kubernetes</text:p>
      <text:p text:style-name="P9">4. Sécurité - WPScan - Sonarcloud</text:p>
      <text:p text:style-name="P9">5. Supervision de l’infrastructure - Insights - Analytics - Prometheus - Grafana – Loki</text:p>
      <text:p text:style-name="P72">IV. <text:span text:style-name="T41">Réalisations</text:span></text:p>
      <text:p text:style-name="P10">V. Exemple de recherche</text:p>
      <text:p text:style-name="P10">Conclusion </text:p>
      <text:p text:style-name="P10"/>
      <text:p text:style-name="P10"/>
      <text:p text:style-name="P10"/>
      <text:h text:style-name="P36" text:outline-level="1"><text:span text:style-name="T48">I</text:span><text:span text:style-name="T47">ntroduction</text:span></text:h>
      <text:p text:style-name="P5"/>
      <text:p text:style-name="P5"><text:span text:style-name="T3">Les administrateurs système DevOps déploient, supervisent et automatisent les infrastructures et applications en cloud privé, public ou hybride. Ils vont également </text:span><text:span text:style-name="T4">mettre en œuvre des solutions de supervision et de sécurité au travers d’indicateurs </text:span><text:span text:style-name="T15">et</text:span><text:span text:style-name="T4"> de scans qui remonteront des alertes ou anomalies.</text:span></text:p>
      <text:p text:style-name="P6"/>
      <text:p text:style-name="P2"><text:span text:style-name="T7">Dans le but d’obtenir un titre professionnel « Administrateur système DevOps », </text:span><text:span text:style-name="T8">structuré en trois </text:span><text:span text:style-name="T11">activités type</text:span><text:span text:style-name="T8"> </text:span><text:span text:style-name="T9">à maîtriser</text:span><text:span text:style-name="T8"> (a</text:span><text:span text:style-name="T7">utomatiser le déploiement d’une infrastructure dans le cloud, </text:span><text:span text:style-name="T8">d</text:span><text:span text:style-name="T7">éployer une application en continu, </text:span><text:span text:style-name="T8">s</text:span><text:span text:style-name="T7">uperviser les services déployés</text:span><text:span text:style-name="T8">), </text:span><text:span text:style-name="T9">un projet doit être réalisé en entreprise ou en centre de formation. Dans le cas présent, en raison de la complexité associée à la mise en œuvre d'un projet complet et exhaustif couvrant les compétences demandées en entreprise, et étant donné que l'entreprise ne ressent pas le besoin de développer une telle infrastructure (car elle </text:span><text:soft-page-break/><text:span text:style-name="T9">dispose déjà d'infrastructures établies nécessitant principalement de la maintenance et de la supervision), le projet a été </text:span>mené<text:span text:style-name="T9"> en centre de formation. </text:span><text:span text:style-name="T10">Dans ce cas là, l</text:span><text:span text:style-name="T9">e cahier de charge </text:span><text:span text:style-name="T10">est rédigé par le candidat.</text:span></text:p>
      <text:p text:style-name="P4"/>
      <text:p text:style-name="P1"><text:span text:style-name="T6">Ce projet vise à démontrer l’acquisition des compétences et connaissances nécessaires </text:span>requises pour assumer efficacement le rôle d'un administrateur système DevOps. Il s'agit d'une démonstration pratique des savoir-faire et techniques nécessaires pour gérer et optimiser les systèmes et processus informatiques dans un environnement DevOps : <text:span text:style-name="T5">développement de scripts, utilisation de différentes plateformes, </text:span><text:span text:style-name="T6">automatisation de processus, </text:span><text:span text:style-name="T5">administration, </text:span><text:span text:style-name="T6">sécurisation et supervision</text:span><text:span text:style-name="T5"> de systèmes</text:span><text:span text:style-name="T6">.</text:span></text:p>
      <text:p text:style-name="P3"/>
      <text:p text:style-name="P8">I. Présentation du projet</text:p>
      <text:p text:style-name="P8"/>
      <text:p text:style-name="P7"><text:span text:style-name="T13">1. </text:span>Objectifs</text:p>
      <text:p text:style-name="P3"/>
      <text:p text:style-name="P14"><text:span text:style-name="T2">L'objectif </text:span><text:span text:style-name="T12">de ce projet </text:span><text:span text:style-name="T2">est d’</text:span><text:span text:style-name="T12">automatiser le déploiement de WordPress, tout en sécurisant et supervisant l’infrastructure et l’application. </text:span><text:span text:style-name="T14">Afin de réaliser cet objectif, différentes étapes ont été </text:span><text:span text:style-name="T16">mises en application :</text:span></text:p>
      <text:list xml:id="list2903230016" text:style-name="L1">
        <text:list-item>
          <text:p text:style-name="P37">Utilisa<text:span text:style-name="T16">tion de</text:span> Docker <text:span text:style-name="T14">sur une VM Azure </text:span>pour déployer Jenkins. </text:p>
        </text:list-item>
        <text:list-item>
          <text:p text:style-name="P38"><text:span text:style-name="T17">Déploiement</text:span> <text:span text:style-name="T16">du</text:span> cluster Azure Kubernetes Service (AKS) en utilisant Terraform. </text:p>
        </text:list-item>
        <text:list-item>
          <text:p text:style-name="P38"><text:span text:style-name="T16">Configuration de</text:span> Jenkins pour automatiser le déploiement de WordPress <text:span text:style-name="T18">avec autoscaling</text:span> <text:span text:style-name="T1">et </text:span><text:span text:style-name="T18">de sa</text:span><text:span text:style-name="T1"> base de données MariaDB </text:span>sur le cluster à partir de fichiers <text:span text:style-name="T1">Helm</text:span> stockés sur GitHub. </text:p>
        </text:list-item>
        <text:list-item>
          <text:p text:style-name="P38"><text:span text:style-name="T18">Configuration de</text:span> l'Ingress Traefik pour exposer WordPress au trafic entrant. </text:p>
        </text:list-item>
        <text:list-item>
          <text:p text:style-name="P38"><text:span text:style-name="T18">Mise en place de t</text:span>ests de sécurité avec WPScan <text:span text:style-name="T18">et </text:span>Sonar Cloud. </text:p>
        </text:list-item>
        <text:list-item>
          <text:p text:style-name="P38"><text:span text:style-name="T18">Mise</text:span> en place <text:span text:style-name="T18">du</text:span> chiffrement TLS pour sécuriser la communication avec WordPress. </text:p>
        </text:list-item>
        <text:list-item>
          <text:p text:style-name="P38"><text:span text:style-name="T18">Configuration</text:span> <text:span text:style-name="T18">d’</text:span>une limite de tentatives de connexion pour protéger contre les attaques par force brute</text:p>
        </text:list-item>
        <text:list-item>
          <text:p text:style-name="P39"><text:span text:style-name="T18">Mise</text:span> en place Prometheus et Grafana pour superviser l'infrastructure et les performances de WordPress. </text:p>
        </text:list-item>
        <text:list-item>
          <text:p text:style-name="P40"><text:span text:style-name="T39">Mise en place de Log Analytics pour c</text:span>ollecter et analyser les logs provenant de l'infrastructure Kubernetes </text:p>
        </text:list-item>
      </text:list>
      <text:p text:style-name="P15"/>
      <text:p text:style-name="P23">2. Compétences <text:span text:style-name="T13">e</text:span><text:span text:style-name="T12">t outils</text:span></text:p>
      <text:p text:style-name="P24">Ce projet e<text:span text:style-name="T19">nglobe</text:span> 9 des 1<text:span text:style-name="T19">0</text:span> compétences professionnelles à <text:span text:style-name="T19">couvrir :</text:span></text:p>
      <text:list xml:id="list433496848" text:style-name="L2">
        <text:list-item>
          <text:p text:style-name="P41">Automatiser la création de serveurs à l’aide de scripts : <text:span text:style-name="T19">pipeline d’automatisation sur Jenkins</text:span></text:p>
        </text:list-item>
        <text:list-item>
          <text:p text:style-name="P41">Automatiser le déploiement d'une infrastructure : <text:span text:style-name="T19">déploiements </text:span><text:span text:style-name="T20">avec</text:span><text:span text:style-name="T19"> </text:span>terraform </text:p>
        </text:list-item>
        <text:list-item>
          <text:p text:style-name="P41">Sécuriser l’infrastructure : <text:span text:style-name="T19">mise en place de TLS</text:span>, WPScan <text:span text:style-name="T19">et </text:span>Sonar Cloud </text:p>
        </text:list-item>
        <text:list-item>
          <text:p text:style-name="P41">Mettre l’infrastructure en production dans le cloud : <text:span text:style-name="T19">infrastructure sur A</text:span>zure </text:p>
        </text:list-item>
        <text:list-item>
          <text:p text:style-name="P41">Gérer le stockage des données : <text:span text:style-name="T20">MariaDB comme base de données de Wordpress</text:span>, <text:span text:style-name="T20">Stockage A</text:span>zure <text:span text:style-name="T20">pour stocker les résultats de WPScan, (</text:span><text:span text:style-name="T21">stockage pour grafana?</text:span><text:span text:style-name="T20">)</text:span></text:p>
        </text:list-item>
        <text:list-item>
          <text:p text:style-name="P41">Gérer des containers : <text:span text:style-name="T20">container Docker pour le déploiement de J</text:span>enkins</text:p>
        </text:list-item>
        <text:list-item>
          <text:p text:style-name="P41">Automatiser la mise en production d’une application avec une plateforme : <text:span text:style-name="T20">déploiements avec </text:span>kubernetes <text:span text:style-name="T20">et</text:span> helm </text:p>
        </text:list-item>
        <text:list-item>
          <text:p text:style-name="P41"><text:soft-page-break/>Définir et mettre en place des statistiques de services : <text:span text:style-name="T20">utilisation de Log</text:span> Analytics </text:p>
        </text:list-item>
        <text:list-item>
          <text:p text:style-name="P53">Exploiter une solution de supervision : <text:span text:style-name="T20">utilisation de </text:span>Prometheus, Grafana <text:span text:style-name="T20">et Loki</text:span></text:p>
        </text:list-item>
      </text:list>
      <text:p text:style-name="P25">Afin de couvrir ces compétences, différents outils ont été utilisés :</text:p>
      <text:list xml:id="list1138658601" text:style-name="L3">
        <text:list-item>
          <text:p text:style-name="P55">Azure</text:p>
        </text:list-item>
        <text:list-item>
          <text:p text:style-name="P54">Docker</text:p>
        </text:list-item>
        <text:list-item>
          <text:p text:style-name="P54">Kubernetes / <text:span text:style-name="T20">Helm </text:span></text:p>
        </text:list-item>
        <text:list-item>
          <text:p text:style-name="P56">Terraform</text:p>
        </text:list-item>
        <text:list-item>
          <text:p text:style-name="P54">Jenkins</text:p>
        </text:list-item>
        <text:list-item>
          <text:p text:style-name="P54">WPScan / Sonar Cloud</text:p>
        </text:list-item>
        <text:list-item>
          <text:p text:style-name="P54">Prometheus / Grafana / <text:span text:style-name="T20">Loki</text:span></text:p>
        </text:list-item>
        <text:list-item>
          <text:p text:style-name="P57">Wordpress / MariaDB</text:p>
        </text:list-item>
        <text:list-item>
          <text:p text:style-name="P57">Github</text:p>
        </text:list-item>
        <text:list-item>
          <text:p text:style-name="P57">Traefik / Certmanager</text:p>
        </text:list-item>
      </text:list>
      <text:p text:style-name="P26"/>
      <text:p text:style-name="P27"><text:span text:style-name="T12">3</text:span>. Topographie</text:p>
      <text:p text:style-name="P10"/>
      <text:p text:style-name="P32">II. Cahier des charges</text:p>
      <text:p text:style-name="P20"/>
      <text:p text:style-name="P30">1. Déploiement de l’infrastructure</text:p>
      <text:p text:style-name="P17">Jenkins est un outil d'intégration continue et de déploiement continu (CI/CD) largement utilisé. Dans ce projet, Jenkins sera déployé <text:span text:style-name="T25">sur une </text:span>machine virtuelle <text:span text:style-name="T28">Azure</text:span><text:span text:style-name="T25"> </text:span><text:span text:style-name="T28">et </text:span>sera configuré pour orchestrer et automatiser l'ensemble du processus d'infrastructure. Les fichiers <text:span text:style-name="T1">kubernetes </text:span>YAML <text:span text:style-name="T1">et Helm </text:span>stockés sur GitHub contiendront les instructions nécessaires pour déployer WordPress <text:span text:style-name="T25">et sa base de données</text:span> <text:span text:style-name="T28">MariaDB </text:span><text:span text:style-name="T25">sur</text:span> le cluster AKS avec les configurations spécifiques souhaitées, assurant ainsi une synchronisation continue du code et des configurations. Jenkins utilisera ces fichiers pour automatiser le déploiement de <text:span text:style-name="T25">l’application</text:span> avec AKS, garantissant ainsi une mise en production rapide et reproductible. <text:span text:style-name="T25">Jenkins contiendra également les secrets nécessaires au déploiement, et des plugins et tools </text:span><text:span text:style-name="T27">Jenkins</text:span><text:span text:style-name="T25"> seront mis en place comme nécessaire.</text:span></text:p>
      <text:list xml:id="list3286653973" text:style-name="L4">
        <text:list-item>
          <text:p text:style-name="P60">Configuration de Jenkins pour déployer WordPress et MariaDB via AKS en utilisant des fichiers Kubernetes YAML et Helm stockés sur GitHub. </text:p>
        </text:list-item>
        <text:list-item>
          <text:p text:style-name="P61">Configuration de Jenkins <text:s/>pour automatiser le déploiement, la mise à jour et la gestion de WordPress <text:span text:style-name="T25">et MariaDB</text:span>. </text:p>
        </text:list-item>
        <text:list-item>
          <text:p text:style-name="P62">Configuration <text:span text:style-name="T29">du</text:span> pod de déploiement dans le cluster AKS avec les ressources nécessaires pour le scaling automatique.</text:p>
        </text:list-item>
        <text:list-item>
          <text:p text:style-name="P63"><text:span text:style-name="T29">Mise</text:span> en place <text:span text:style-name="T29">d’</text:span>une gestion sécurisée des secrets nécessaires au déploiement, <text:span text:style-name="T29">tels que</text:span> les identifiants d'accès et les clés API.</text:p>
        </text:list-item>
        <text:list-item>
          <text:p text:style-name="P63"><text:span text:style-name="T29">Installation</text:span> et <text:span text:style-name="T29">configuration</text:span> des plugins spécifiques pour étendre les capacités de Jenkins, notamment pour l'intégration avec Kubernetes, Terraform, et les outils de sécurité.</text:p>
        </text:list-item>
      </text:list>
      <text:p text:style-name="P22"/>
      <text:p text:style-name="P30"><text:soft-page-break/>2. Déploiement de Wordpress</text:p>
      <text:p text:style-name="P34">Terraform est un outil d'infrastructure en tant que code qui permet de déployer et de gérer l'infrastructure de manière reproductible. Dans ce projet, Terraform sera utilisé pour <text:span text:style-name="T15">instaurer et gérer</text:span> l'infrastructure Kubernetes sur Azure Kubernetes Service (AKS). Le cluster AKS fournit une plateforme Kubernetes gérée qui permet de déployer, gérer et orchestrer les conteneurs de manière évolutive, <text:span text:style-name="T15">cohérent</text:span><text:span text:style-name="T30">e</text:span><text:span text:style-name="T15"> et facilement reproductible</text:span>. Le cluster AKS sera utilisé pour exécuter WordPress, <text:span text:style-name="T24">MariaDB</text:span> et les autres composants nécessaires. <text:span text:style-name="T24">Terraform déploiera également L</text:span><text:span text:style-name="T1">og </text:span><text:span text:style-name="T24">A</text:span><text:span text:style-name="T1">nalytics, </text:span><text:span text:style-name="T24">Azure Storage.</text:span></text:p>
      <text:list xml:id="list2181149101" text:style-name="L5">
        <text:list-item>
          <text:p text:style-name="P64">Utiliser Terraform pour instancier un cluster Azure Kubernetes Service (AKS), configuré pour héberger l'application WordPress et sa base de données MariaDB.</text:p>
        </text:list-item>
        <text:list-item>
          <text:p text:style-name="P64">Définir toute l'infrastructure nécessaire (réseau, stockage, compute) sous forme de code, permettant un déploiement et une mise à jour reproductibles et automatisés.</text:p>
        </text:list-item>
        <text:list-item>
          <text:p text:style-name="P65">Assurer une intégration fluide avec les services Azure tels que Log Analytics et Azure Storage pour une gestion et une supervision complètes</text:p>
        </text:list-item>
      </text:list>
      <text:p text:style-name="P21"/>
      <text:p text:style-name="P21"/>
      <text:p text:style-name="P30">3. Tests de sécurité</text:p>
      <text:p text:style-name="P35">Les <text:span text:style-name="T30">outils</text:span> de sécurité, tels que WPScan et Sonar Cloud sont utilisés pour identifier les vulnérabilités et les problèmes de sécurité dans les composants logiciels utilisés. <text:span text:style-name="Strong_20_Emphasis"><text:span text:style-name="T32">WPScan</text:span></text:span> est un scanner de sécurité spécifiquement conçu pour WordPress. Il permet de détecter les vulnérabilités connues dans les thèmes, les plugins et la version même de WordPress. En identifiant ces failles, WPScan aide à prévenir les attaques et à renforcer la sécurité du site. <text:span text:style-name="T33">S</text:span><text:span text:style-name="Strong_20_Emphasis"><text:span text:style-name="T32">onar Cloud</text:span></text:span> examine le code pour détecter les bugs, les vulnérabilités de sécurité et les mauvaises pratiques de codage. Son utilisation contribue à maintenir un niveau élevé de qualité de code, réduisant ainsi le risque de failles de sécurité et améliorant la maintenabilité du projet. Ces tests seront intégrés dans le processus de déploiement de Jenkins afin d'exécuter automatiquement ces tests sur WordPress.</text:p>
      <text:list xml:id="list751775507" text:style-name="L6">
        <text:list-item>
          <text:p text:style-name="P67">Intégrer les outils de sécurité WPScan et Sonar Cloud dans le processus de déploiement de Jenkins pour exécuter des tests de sécurité <text:span text:style-name="T22">automatiques</text:span> sur WordPress. </text:p>
        </text:list-item>
        <text:list-item>
          <text:p text:style-name="P42"><text:span text:style-name="T15">Configuration de la collecte et de l'envoi des rapports de sécurité </text:span><text:span text:style-name="T30">de WPScan</text:span><text:span text:style-name="T15"> vers Azure Storage pour une analyse et un archivage sécurisé.</text:span></text:p>
        </text:list-item>
      </text:list>
      <text:p text:style-name="P22"/>
      <text:p text:style-name="P30">4. Sécurité avancée</text:p>
      <text:p text:style-name="P34">Pour renforcer la sécurité de l'application WordPress, des <text:span text:style-name="T15">mesures de sécurité</text:span> avancées seront mises en place. Cela inclut la configuration du chiffrement TLS pour sécuriser la communication entre les utilisateurs et WordPress <text:span text:style-name="T37">et</text:span> la mise en place d'une limite de tentatives de connexion pour prévenir les attaques par force brute.</text:p>
      <text:list xml:id="list1894583590" text:style-name="L7">
        <text:list-item>
          <text:p text:style-name="P68">Mettre en place le chiffrement TLS pour sécuriser la communication avec WordPress. </text:p>
        </text:list-item>
        <text:list-item>
          <text:p text:style-name="P66">Limiter le nombre de tentatives de connexion pour prévenir les attaques par force brute. </text:p>
        </text:list-item>
      </text:list>
      <text:p text:style-name="P13"/>
      <text:p text:style-name="P30">5. Supervision</text:p>
      <text:p text:style-name="P16">Prometheus est un système de surveillance et de collecte de métriques open-source, tandis que Grafana <text:span text:style-name="T31">offre</text:span> <text:span text:style-name="T31">des </text:span><text:span text:style-name="T26">fonctionnalités avancées de visualisation et d'analyse de ces données</text:span>. <text:span text:style-name="T26">Loki, en tant que complément, </text:span><text:span text:style-name="T31">sert</text:span><text:span text:style-name="T26"> à la gestion des journaux. </text:span>Dans ce projet, Prometheus sera utilisé pour <text:soft-page-break/>collecter les métriques de l'infrastructure Kubernetes et de WordPress, tandis que Grafana sera utilisé pour visualiser et analyser ces métriques de manière conviviale. <text:span text:style-name="T26">Loki </text:span><text:span text:style-name="T31">offrira</text:span><text:span text:style-name="T26"> une vision complète de l'état de l'infrastructure et des performances de WordPress. </text:span>Cela <text:span text:style-name="T31">permettra </text:span><text:span text:style-name="T26">un monitoring efficace et une capacité d'intervention rapide en cas de problèmes, </text:span><text:span text:style-name="T31">afin</text:span> d'optimiser les performances de l'application WordPress et de l'infrastructure sous-jacente. En complément, Azure Log Analytics ser<text:span text:style-name="T39">a </text:span>utilisé pour fournir une analyse plus approfondie et des <text:span text:style-name="T38">aperçus</text:span> sur le comportement de l'infrastructure <text:span text:style-name="T39">en </text:span>collect<text:span text:style-name="T39">ant</text:span> et analys<text:span text:style-name="T39">ant</text:span> les logs provenant de l'infrastructure Kubernetes. </text:p>
      <text:list xml:id="list474283675" text:style-name="L8">
        <text:list-item>
          <text:p text:style-name="P69">Mettre en place Prometheus pour collecter les métriques de l'infrastructure et de WordPress. </text:p>
        </text:list-item>
        <text:list-item>
          <text:p text:style-name="P70">Utiliser Prometheus node exporter pour exporter les données de la mémoire disque AKS. </text:p>
        </text:list-item>
        <text:list-item>
          <text:p text:style-name="P43">Configurer Grafana pour visualiser et analyser les métriques. </text:p>
        </text:list-item>
        <text:list-item>
          <text:p text:style-name="P71">Intégration de Loki pour une surveillance complète des logs.</text:p>
        </text:list-item>
        <text:list-item>
          <text:p text:style-name="P44"><text:span text:style-name="Strong_20_Emphasis"><text:span text:style-name="T32">Utilisation d'Azure Log Analytics</text:span></text:span> pour la collecte et l'analyse approfondie des logs de l'infrastructure Kubernetes.</text:p>
        </text:list-item>
      </text:list>
      <text:p text:style-name="P33"/>
      <text:p text:style-name="P31">III. Etapes</text:p>
      <text:p text:style-name="P10"/>
      <text:p text:style-name="P28">1. <text:span text:style-name="T23">Mise en place de Jenkins</text:span></text:p>
      <text:p text:style-name="P11">Jenkins - Docker-compose - Github - Secrets - Plugins et tools</text:p>
      <text:p text:style-name="P11"/>
      <text:p text:style-name="P28"><text:span text:style-name="T23">2</text:span>. <text:span text:style-name="T23">Déploiement de l’infrastructure</text:span></text:p>
      <text:p text:style-name="P11"><text:span text:style-name="T23">Wordpress</text:span> - Terraform - Helm et kubernetes</text:p>
      <text:p text:style-name="P11"/>
      <text:p text:style-name="P28"><text:span text:style-name="T23">3</text:span>. <text:span text:style-name="T23">Sécuriser l’infrastructure</text:span></text:p>
      <text:p text:style-name="P11"><text:span text:style-name="T24">TLS - </text:span>WPScan – Sonarcloud</text:p>
      <text:p text:style-name="P11"/>
      <text:p text:style-name="P29"><text:span text:style-name="T24">4</text:span>. Supervis<text:span text:style-name="T24">er</text:span> l’infrastructure</text:p>
      <text:p text:style-name="P12">Insights - Analytics - Prometheus - Grafana – Loki</text:p>
      <text:p text:style-name="P12"/>
      <text:p text:style-name="P10">IV. Exemple de recherche</text:p>
      <text:p text:style-name="P10"/>
      <text:p text:style-name="P23">Conclusion </text:p>
      <text:h text:style-name="Heading_20_2" text:outline-level="2"/>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12-07T14:20:29.119000000</meta:creation-date>
    <dc:date>2023-12-13T10:09:11.629000000</dc:date>
    <meta:editing-duration>PT3H8M18S</meta:editing-duration>
    <meta:editing-cycles>7</meta:editing-cycles>
    <meta:generator>LibreOffice/7.2.6.2$Windows_X86_64 LibreOffice_project/b0ec3a565991f7569a5a7f5d24fed7f52653d754</meta:generator>
    <meta:document-statistic meta:table-count="0" meta:image-count="0" meta:object-count="0" meta:page-count="7" meta:paragraph-count="154" meta:word-count="2140" meta:character-count="14452" meta:non-whitespace-character-count="12491"/>
  </office:meta>
</office:document-meta>
</file>